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15H31M00S" calcext:value-type="time">
            <text:p>15:31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a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5:00:00" calcext:value-type="date">
            <text:p>12/13/2024 03:00 PM</text:p>
          </table:table-cell>
          <table:table-cell office:value-type="date" office:date-value="2024-12-13T16:18:00" calcext:value-type="date">
            <text:p>12/13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table:number-columns-repeated="5"/>
          <table:table-cell table:style-name="ce12" table:formula="of:=[.F30]-[.E3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table:number-columns-repeated="5"/>
          <table:table-cell table:style-name="ce12" table:formula="of:=[.F32]-[.E3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table:number-columns-repeated="5"/>
          <table:table-cell table:style-name="ce12" table:formula="of:=[.F33]-[.E3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table:number-columns-repeated="5"/>
          <table:table-cell table:style-name="ce12" table:formula="of:=[.F34]-[.E3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table:number-columns-repeated="5"/>
          <table:table-cell table:style-name="ce12" table:formula="of:=[.F43]-[.E4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4-12-16T16:19:22.369378221</dc:date>
    <meta:editing-duration>P6DT2H38M23S</meta:editing-duration>
    <meta:editing-cycles>538</meta:editing-cycles>
    <meta:document-statistic meta:table-count="1" meta:cell-count="133" meta:object-count="0"/>
  </office:meta>
</office:document-meta>
</file>